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8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518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 style:data-style-name="N37"/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vertical-align="middle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000000" style:font-name-asian="Consolas" style:font-name-complex="Consolas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3"/>
        <table:table-column table:style-name="co2" table:number-columns-repeated="3" table:default-cell-style-name="ce12"/>
        <table:table-column table:style-name="co2" table:number-columns-repeated="1019" table:default-cell-style-name="Default"/>
        <table:table-row table:style-name="ro1">
          <table:table-cell table:style-name="ce2" office:value-type="date" office:date-value="2024-05-15" calcext:value-type="date">
            <text:p>05/15/24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 calcext:value-type="string">
            <text:p>Check template status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Archive old months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Edit archive links in booksindex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Delete old months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7" office:value-type="string" calcext:value-type="string">
            <text:p>Clean Workspace and restart ALWB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set master to test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Generate html English</text:p>
          </table:table-cell>
          <table:table-cell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14" office:value-type="string" calcext:value-type="string">
            <text:p>Find and fix empty strings: select h/s and Find: &lt;p class='hymn'&gt;&lt;span class='kvp dummy'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et master to goarch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<text:span text:style-name="T1">pref.website_goarch generate.services.index to "</text:span>off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enerat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months</text:p>
          </table:table-cell>
          <table:table-cell table:style-name="ce8" office:value-type="string" calcext:value-type="string">
            <text:p>html GE/E</text:p>
          </table:table-cell>
          <table:table-cell table:style-name="ce8" office:value-type="string" calcext:value-type="string">
            <text:p>pdf GE</text:p>
          </table:table-cell>
          <table:table-cell table:style-name="ce8" office:value-type="string" calcext:value-type="string">
            <text:p>pdf E</text:p>
          </table:table-cell>
          <table:table-cell table:style-name="ce8" office:value-type="string" calcext:value-type="string">
            <text:p>pdf G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May</text:p>
          </table:table-cell>
          <table:table-cell/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9" office:value-type="string" calcext:value-type="string">
            <text:p>Jun</text:p>
          </table:table-cell>
          <table:table-cell/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17" office:value-type="string" calcext:value-type="string">
            <text:p>Jul</text:p>
          </table:table-cell>
          <table:table-cell/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17" office:value-type="string" calcext:value-type="string">
            <text:p>Aug</text:p>
          </table:table-cell>
          <table:table-cell/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set master to hchcchapel (website should be set to goa)</text:p>
          </table:table-cell>
          <table:table-cell/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7" office:value-type="string" calcext:value-type="string">
            <text:p>Seminary Chapel</text:p>
          </table:table-cell>
          <table:table-cell table:number-columns-repeated="2" table:style-name="ce20" office:value-type="string" calcext:value-type="string">
            <text:p>May</text:p>
          </table:table-cell>
          <table:table-cell table:style-name="ce13" table:number-columns-repeated="2"/>
          <table:table-cell table:number-columns-repeated="1019"/>
        </table:table-row>
        <table:table-row table:style-name="ro1">
          <table:table-cell table:style-name="ce7"/>
          <table:table-cell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2"/>
          <table:table-cell table:number-columns-repeated="1019"/>
        </table:table-row>
        <table:table-row table:style-name="ro1">
          <table:table-cell table:style-name="ce4" office:value-type="string" calcext:value-type="string">
            <text:p>set master to goarch</text:p>
          </table:table-cell>
          <table:table-cell/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7" office:value-type="string" calcext:value-type="string">
            <text:p>remove last day of Apr</text:p>
          </table:table-cell>
          <table:table-cell/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Delete old indexes</text:p>
          </table:table-cell>
          <table:table-cell/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Turn on goa site indexer</text:p>
          </table:table-cell>
          <table:table-cell/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Edit blank / _app</text:p>
          </table:table-cell>
          <table:table-cell/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Generate Website</text:p>
          </table:table-cell>
          <table:table-cell/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Turn off goa site indexer</text:p>
          </table:table-cell>
          <table:table-cell/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reset master to test</text:p>
          </table:table-cell>
          <table:table-cell/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Modify indexes</text:p>
          </table:table-cell>
          <table:table-cell/>
          <table:table-cell table:style-name="ce13" table:number-columns-repeated="3"/>
          <table:table-cell table:number-columns-repeated="1019"/>
        </table:table-row>
        <table:table-row table:style-name="ro2">
          <table:table-cell table:style-name="ce4" office:value-type="string" calcext:value-type="string">
            <text:p>Rename goa site folder</text:p>
            <text:p>goa_new</text:p>
          </table:table-cell>
          <table:table-cell table:style-name="ce8" table:number-columns-repeated="4"/>
          <table:table-cell table:style-name="ce1" table:number-columns-repeated="1019"/>
        </table:table-row>
        <table:table-row table:style-name="ro2">
          <table:table-cell table:style-name="ce4" office:value-type="string" calcext:value-type="string">
            <text:p>Upload site to server</text:p>
          </table:table-cell>
          <table:table-cell table:style-name="ce8" table:number-columns-repeated="4"/>
          <table:table-cell table:style-name="ce1" table:number-columns-repeated="1019"/>
        </table:table-row>
        <table:table-row table:style-name="ro2">
          <table:table-cell table:style-name="ce4" office:value-type="string" calcext:value-type="string">
            <text:p>When upload complete, </text:p>
            <text:p>rename goa site folder </text:p>
            <text:p>on server: e.g. goa0</text:p>
          </table:table-cell>
          <table:table-cell table:style-name="ce8" table:number-columns-repeated="4"/>
          <table:table-cell table:style-name="ce1" table:number-columns-repeated="1019"/>
        </table:table-row>
        <table:table-row table:style-name="ro2">
          <table:table-cell table:style-name="ce4" office:value-type="string" calcext:value-type="string">
            <text:p>Rename goa_new to</text:p>
            <text:p>goa</text:p>
          </table:table-cell>
          <table:table-cell table:style-name="ce8" table:number-columns-repeated="4"/>
          <table:table-cell table:style-name="ce1" table:number-columns-repeated="1019"/>
        </table:table-row>
        <table:table-row table:style-name="ro2">
          <table:table-cell table:style-name="ce4" office:value-type="string" calcext:value-type="string">
            <text:p>Delete goa0 from server</text:p>
          </table:table-cell>
          <table:table-cell table:style-name="ce8" table:number-columns-repeated="4"/>
          <table:table-cell table:style-name="ce1"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09:59:39.5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1T17:01:50.422000000</meta:creation-date>
    <dc:date>2024-05-15T16:28:32.213000000</dc:date>
    <meta:editing-duration>P2DT20H37M34S</meta:editing-duration>
    <meta:editing-cycles>104</meta:editing-cycles>
    <meta:generator>LibreOffice/24.2.1.2$Windows_X86_64 LibreOffice_project/db4def46b0453cc22e2d0305797cf981b68ef5ac</meta:generator>
    <meta:document-statistic meta:table-count="1" meta:cell-count="49" meta:object-count="0"/>
  </office:meta>
</office:document-meta>
</file>